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B000000A2C74F12CB0A71DBB5.png" manifest:media-type="image/png"/>
  <manifest:file-entry manifest:full-path="Pictures/100000000000026E0000011EA0E46D870DC8B8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4.75cm" fo:min-width="49.5cm"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258cm" fo:min-width="0.03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258cm" fo:min-width="0.0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257cm" fo:min-width="0.0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257cm" fo:min-width="0.03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258cm" fo:min-width="0.039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258cm" fo:min-width="0.0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257cm" fo:min-width="0.0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257cm" fo:min-width="0.03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074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075cm" fo:min-width="0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073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74cm" fo:min-width="0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074cm" fo:min-width="0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073cm" fo:min-width="0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73cm" fo:min-width="0cm" fo:padding-top="0.165cm" fo:padding-bottom="0.165cm" fo:padding-left="0.29cm" fo:padding-right="0.29cm"/>
    </style:style>
    <style:style style:name="gr19" style:family="graphic" style:parent-style-name="standard">
      <style:graphic-properties svg:stroke-color="#729fcf" draw:fill="none" draw:fill-color="#ffffff" draw:textarea-horizontal-align="justify" draw:textarea-vertical-align="middle" draw:auto-grow-height="false" fo:min-height="14.75cm" fo:min-width="24.5cm" style:protect="size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216cm" fo:min-width="0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217cm" fo:min-width="0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217cm" fo:min-width="0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216cm" fo:min-width="0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0000ff" draw:textarea-horizontal-align="justify" draw:textarea-vertical-align="middle" draw:auto-grow-height="false" fo:min-height="0.216cm" fo:min-width="0cm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gradient-step-count="0" draw:textarea-horizontal-align="center" draw:textarea-vertical-align="middle" draw:auto-grow-height="false" draw:fit-to-size="false" style:shrink-to-fit="false" fo:min-height="3.34cm" fo:min-width="26.8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6" style:family="graphic" style:parent-style-name="standard">
      <style:graphic-properties svg:stroke-width="0.25cm" svg:stroke-color="#ffffff" draw:marker-start-width="0.575cm" draw:marker-end-width="0.575cm" draw:fill="none" draw:textarea-horizontal-align="justify" draw:textarea-vertical-align="middle" draw:auto-grow-height="false" fo:min-height="12.4cm" fo:min-width="23.55cm" fo:padding-top="0.25cm" fo:padding-bottom="0.25cm" fo:padding-left="0.375cm" fo:padding-right="0.375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574cm" fo:min-width="0.324cm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41cm" fo:min-width="19.125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0.574cm" fo:min-width="0.324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74cm" fo:min-width="0.324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0011ff" draw:textarea-horizontal-align="justify" draw:textarea-vertical-align="middle" draw:auto-grow-height="false" fo:min-height="0.574cm" fo:min-width="0.324cm" fo:padding-top="0.165cm" fo:padding-bottom="0.165cm" fo:padding-left="0.29cm" fo:padding-right="0.29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0.574cm" fo:min-width="0.324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0000ff" draw:textarea-horizontal-align="justify" draw:textarea-vertical-align="middle" draw:auto-grow-height="false" fo:min-height="0.574cm" fo:min-width="0.324cm" fo:padding-top="0.165cm" fo:padding-bottom="0.165cm" fo:padding-left="0.29cm" fo:padding-right="0.2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11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00"/>
      <style:paragraph-properties fo:text-align="center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cm" svg:height="15cm" svg:x="5cm" svg:y="3.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681cm" svg:height="0.65cm" svg:x="33.382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063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5.427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681cm" svg:height="0.65cm" svg:x="36.109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6.79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8.154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681cm" svg:height="0.65cm" svg:x="38.836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063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745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5.427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681cm" svg:height="0.65cm" svg:x="36.109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6.79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7.472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8.154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745cm" svg:y="11.6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7.472cm" svg:y="11.6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2.7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0.681cm" svg:height="0.649cm" svg:x="33.382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4.063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4.745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5.427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0.681cm" svg:height="0.649cm" svg:x="36.109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6.79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7.472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8.154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0.681cm" svg:height="0.649cm" svg:x="38.836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682cm" svg:height="0.649cm" svg:x="39.517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2.7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063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745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5.427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681cm" svg:height="0.65cm" svg:x="36.109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6.79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7.472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8.154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9.517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2.7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063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8.154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9.517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063cm" svg:y="11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8.154cm" svg:y="11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4.745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5.427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6.79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82cm" svg:height="0.65cm" svg:x="37.472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0.681cm" svg:height="0.65cm" svg:x="20.783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1.464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828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0.681cm" svg:height="0.65cm" svg:x="23.51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191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5.555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0.681cm" svg:height="0.65cm" svg:x="26.237cm" svg:y="12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1.464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146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828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0.681cm" svg:height="0.65cm" svg:x="23.51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191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873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5.555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146cm" svg:y="11.6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873cm" svg:y="11.6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0.101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0.681cm" svg:height="0.649cm" svg:x="20.783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1.464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2.146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2.828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0.681cm" svg:height="0.649cm" svg:x="23.51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4.191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4.873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5.555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0.681cm" svg:height="0.649cm" svg:x="26.237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682cm" svg:height="0.649cm" svg:x="26.918cm" svg:y="13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0.101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1.464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146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828cm" svg:y="14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0.681cm" svg:height="0.65cm" svg:x="23.51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191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873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5.555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6.918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0.101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1.464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5.555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6.918cm" svg:y="1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1.464cm" svg:y="11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5.555cm" svg:y="11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146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2.828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191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682cm" svg:height="0.65cm" svg:x="24.873cm" svg:y="1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4" draw:layer="layout" svg:width="0.55cm" svg:height="0.446cm" svg:x="6.7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7.25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49cm" svg:height="0.446cm" svg:x="7.8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1cm" svg:height="0.446cm" svg:x="8.349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8.9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9.45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.55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1.1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1cm" svg:height="0.446cm" svg:x="11.65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49cm" svg:height="0.446cm" svg:x="12.201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2.75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3.3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3.85cm" svg:y="14.5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6.7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7.25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49cm" svg:height="0.447cm" svg:x="7.8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8.349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8.9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9.45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0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0.55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1.1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11.65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49cm" svg:height="0.447cm" svg:x="12.201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2.75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3.3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3.85cm" svg:y="14.9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6.7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7.25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8.349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8.9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9.45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1.1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11.65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49cm" svg:height="0.447cm" svg:x="12.201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3.3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3.85cm" svg:y="15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6.7cm" svg:y="15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8.9cm" svg:y="15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9.45cm" svg:y="15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1.1cm" svg:y="15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1cm" svg:height="0.445cm" svg:x="11.65cm" svg:y="15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3.85cm" svg:y="15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6.7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7.25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49cm" svg:height="0.448cm" svg:x="7.8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1cm" svg:height="0.448cm" svg:x="8.349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0.55cm" svg:height="0.448cm" svg:x="8.9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0.55cm" svg:height="0.448cm" svg:x="9.45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10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10.55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11.1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1cm" svg:height="0.448cm" svg:x="11.65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0.549cm" svg:height="0.448cm" svg:x="12.201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0.55cm" svg:height="0.448cm" svg:x="12.75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13.3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55cm" svg:height="0.448cm" svg:x="13.85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6.7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7.25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49cm" svg:height="0.445cm" svg:x="7.8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1cm" svg:height="0.445cm" svg:x="8.349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8.9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9.45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0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0.55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1.1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1cm" svg:height="0.445cm" svg:x="11.65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49cm" svg:height="0.445cm" svg:x="12.201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2.75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3.3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3.85cm" svg:y="1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6.7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7.25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49cm" svg:height="0.446cm" svg:x="7.8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1cm" svg:height="0.446cm" svg:x="8.349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8.9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9.45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.55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1.1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1cm" svg:height="0.446cm" svg:x="11.65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49cm" svg:height="0.446cm" svg:x="12.201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2.75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3.3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3.85cm" svg:y="14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9.45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0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0.55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1.1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8.349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8.9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9.45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0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0.55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1.1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11.65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49cm" svg:height="0.447cm" svg:x="12.201cm" svg:y="10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49cm" svg:height="0.447cm" svg:x="7.8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8.349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8.9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9.45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0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0.55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1.1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1cm" svg:height="0.447cm" svg:x="11.65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49cm" svg:height="0.447cm" svg:x="12.201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0.55cm" svg:height="0.447cm" svg:x="12.75cm" svg:y="11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7.25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49cm" svg:height="0.446cm" svg:x="7.8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1cm" svg:height="0.446cm" svg:x="8.349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5cm" svg:height="0.446cm" svg:x="8.9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.55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5cm" svg:height="0.446cm" svg:x="9.45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1.1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1cm" svg:height="0.446cm" svg:x="11.65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0.55cm" svg:height="0.446cm" svg:x="12.75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0.55cm" svg:height="0.446cm" svg:x="13.3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6.7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7.25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49cm" svg:height="0.446cm" svg:x="7.8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51cm" svg:height="0.446cm" svg:x="8.349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5cm" svg:height="0.446cm" svg:x="8.9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0.55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0.55cm" svg:height="0.446cm" svg:x="9.45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0.55cm" svg:height="0.446cm" svg:x="10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1.1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51cm" svg:height="0.446cm" svg:x="11.65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0.55cm" svg:height="0.445cm" svg:x="12.75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0.55cm" svg:height="0.445cm" svg:x="13.3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0.55cm" svg:height="0.446cm" svg:x="13.3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6.7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7.25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49cm" svg:height="0.445cm" svg:x="7.8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551cm" svg:height="0.445cm" svg:x="8.349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55cm" svg:height="0.445cm" svg:x="8.9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0.55cm" svg:height="0.445cm" svg:x="9.45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0.55cm" svg:height="0.445cm" svg:x="10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0.55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1.1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551cm" svg:height="0.445cm" svg:x="11.65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549cm" svg:height="0.445cm" svg:x="12.201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0.55cm" svg:height="0.445cm" svg:x="13.85cm" svg:y="12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5cm" svg:height="0.446cm" svg:x="12.75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49cm" svg:height="0.446cm" svg:x="12.201cm" svg:y="11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549cm" svg:height="0.446cm" svg:x="12.201cm" svg:y="12.2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9" draw:text-style-name="P6" draw:layer="layout" svg:width="25cm" svg:height="15cm" svg:x="5cm" svg:y="2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5cm" svg:height="15cm" svg:x="30cm" svg:y="20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4" draw:layer="layout" svg:width="0.553cm" svg:height="0.6cm" svg:x="48.774cm" svg:y="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9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9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9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9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9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9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9.88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7.667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553cm" svg:height="0.601cm" svg:x="48.221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" draw:layer="layout" svg:width="0.553cm" svg:height="0.601cm" svg:x="48.774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553cm" svg:height="0.601cm" svg:x="49.327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554cm" svg:height="0.601cm" svg:x="49.88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554cm" svg:height="0.601cm" svg:x="47.667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8.221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9.327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8.774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9.327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8.221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9.88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7" draw:layer="layout" svg:width="0.553cm" svg:height="0.6cm" svg:x="50.434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9.88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0.434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7" draw:layer="layout" svg:width="0.553cm" svg:height="0.6cm" svg:x="47.114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7.667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7.114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7.667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6.561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7.114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7.667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9.88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0.434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0.987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7" draw:layer="layout" svg:width="0.553cm" svg:height="0.6cm" svg:x="50.987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1.54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7" draw:layer="layout" svg:width="0.553cm" svg:height="0.6cm" svg:x="46.561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6.008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221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9.327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8.774cm" svg:y="1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4cm" svg:height="0.6cm" svg:x="49.88cm" svg:y="14.1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4cm" svg:height="0.6cm" svg:x="49.88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4cm" svg:height="0.6cm" svg:x="47.667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4cm" svg:height="0.6cm" svg:x="47.667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4cm" svg:height="0.6cm" svg:x="47.667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4cm" svg:height="0.6cm" svg:x="49.88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50.434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50.434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7.114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7.114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0.434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0.987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1.54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1.54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52.093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2.647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52.093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2.647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2.647cm" svg:y="1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52.093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2.647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2.647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2.647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" draw:layer="layout" svg:width="0.553cm" svg:height="0.601cm" svg:x="52.647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52.647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50.987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553cm" svg:height="0.601cm" svg:x="50.987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50.987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50.987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6.561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4" draw:layer="layout" svg:width="0.553cm" svg:height="0.601cm" svg:x="46.561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6.561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6.561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4.901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5.454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6.008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6.561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7.114cm" svg:y="14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4.901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5.454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6.008cm" svg:y="14.7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4.901cm" svg:y="13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4.901cm" svg:y="12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" draw:layer="layout" svg:width="0.553cm" svg:height="0.601cm" svg:x="44.901cm" svg:y="11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553cm" svg:height="0.6cm" svg:x="44.901cm" svg:y="12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4.901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4cm" svg:height="0.6cm" svg:x="45.454cm" svg:y="1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0.553cm" svg:height="0.6cm" svg:x="44.901cm" svg:y="1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5" draw:text-style-name="P9" draw:layer="layout" svg:width="27.3cm" svg:height="3.6cm" svg:x="15.552cm" svg:y="5.948cm">
          <text:p text:style-name="P8"><text:span text:style-name="T1">ARCADE <text:s/>GAMES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3359.34947437823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26" draw:text-style-name="P10" draw:layer="NO PRINT" svg:width="24.3cm" svg:height="12.9cm" svg:x="5.6cm" svg:y="4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10" draw:layer="NO PRINT" svg:width="24.3cm" svg:height="12.9cm" svg:x="30cm" svg:y="4.7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7" draw:text-style-name="P4" draw:layer="layout" svg:width="1cm" svg:height="1cm" svg:x="14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5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7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8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9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1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2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6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7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8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9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0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1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0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3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4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5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6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7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8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9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0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1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2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3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3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5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6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8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9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0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1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3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3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1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3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5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1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6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7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19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0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" draw:text-style-name="P11" draw:layer="layout" svg:width="19.624cm" svg:height="5cm" svg:x="3.1cm" svg:y="1.3cm">
          <text:p text:style-name="P8"><text:span text:style-name="T1">ARCADEGAMES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3372.87862652918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29" draw:text-style-name="P13" draw:layer="layout" svg:width="1cm" svg:height="1cm" svg:x="29cm" svg:y="17cm">
          <text:p text:style-name="P1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0cm" svg:y="17cm">
          <text:p text:style-name="P1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1cm" svg:y="17cm">
          <text:p text:style-name="P1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2cm" svg:y="17cm">
          <text:p text:style-name="P1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3cm" svg:y="17cm">
          <text:p text:style-name="P12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4cm" svg:y="17cm">
          <text:p text:style-name="P1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5cm" svg:y="17cm">
          <text:p text:style-name="P12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6cm" svg:y="17cm">
          <text:p text:style-name="P1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7cm" svg:y="17cm">
          <text:p text:style-name="P12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8cm" svg:y="17cm">
          <text:p text:style-name="P12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39cm" svg:y="17cm">
          <text:p text:style-name="P12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40cm" svg:y="17cm">
          <text:p text:style-name="P12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41cm" svg:y="17cm">
          <text:p text:style-name="P12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42cm" svg:y="17cm">
          <text:p text:style-name="P12">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43cm" svg:y="17cm">
          <text:p text:style-name="P12">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12cm">
          <text:p text:style-name="P12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13cm">
          <text:p text:style-name="P12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14cm">
          <text:p text:style-name="P12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15cm">
          <text:p text:style-name="P1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9cm">
          <text:p text:style-name="P12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10cm">
          <text:p text:style-name="P12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11cm">
          <text:p text:style-name="P12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6cm">
          <text:p text:style-name="P12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7cm">
          <text:p text:style-name="P12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8cm">
          <text:p text:style-name="P12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5cm">
          <text:p text:style-name="P12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4cm">
          <text:p text:style-name="P12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1cm" svg:height="1cm" svg:x="26cm" svg:y="3cm">
          <text:p text:style-name="P12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4" draw:layer="layout" svg:width="1cm" svg:height="1cm" svg:x="29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0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0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3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4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9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0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0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0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3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4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9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0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2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3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4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5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8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40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41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2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3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3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35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8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40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41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1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29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0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1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2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3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3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1cm" svg:height="1cm" svg:x="35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37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8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9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4" draw:layer="layout" svg:width="1cm" svg:height="1cm" svg:x="42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0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9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39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5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6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5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9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50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49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50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53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5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53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1cm" svg:height="1cm" svg:x="5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2" draw:text-style-name="P10" draw:layer="layout" svg:width="7.584cm" svg:height="7.185cm" svg:x="1.6cm" svg:y="17.6cm">
          <draw:image xlink:href="Pictures/10000000000000AB000000A2C74F12CB0A71DBB5.png" xlink:type="simple" xlink:show="embed" xlink:actuate="onLoad" draw:mime-type="image/png">
            <text:p/>
          </draw:image>
        </draw:frame>
        <draw:custom-shape draw:style-name="gr27" draw:text-style-name="P4" draw:layer="layout" svg:width="1cm" svg:height="1cm" svg:x="11cm" svg:y="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3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9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1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3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9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0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2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1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2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0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3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1cm" svg:height="1cm" svg:x="14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3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4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1cm" svg:height="1cm" svg:x="8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9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8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9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7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8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9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3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4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5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1cm" svg:height="1cm" svg:x="15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6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1cm" svg:height="1cm" svg:x="7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6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0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2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1cm" svg:y="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3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3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9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9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9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3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4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4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8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8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4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5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6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6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7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8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7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8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8cm" svg:y="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7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8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8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8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8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8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5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15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5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15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7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7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7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7cm" svg:y="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4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5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6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7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8cm" svg:y="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4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5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6cm" svg:y="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4cm" svg:y="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4cm" svg:y="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4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cm" svg:height="1cm" svg:x="4cm" svg:y="3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4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5cm" svg:y="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cm" svg:height="1cm" svg:x="4cm" svg:y="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frame draw:style-name="gr32" draw:text-style-name="P10" draw:layer="layout" svg:width="36.551cm" svg:height="16.805cm" svg:x="11.6cm" svg:y="11.1cm">
          <draw:image xlink:href="Pictures/100000000000026E0000011EA0E46D870DC8B80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 PRINT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3-13T08:25:51.610000000</meta:creation-date>
    <dc:date>2022-09-13T12:03:47.795000000</dc:date>
    <meta:editing-duration>PT57M44S</meta:editing-duration>
    <meta:editing-cycles>10</meta:editing-cycles>
    <meta:generator>LibreOffice/7.2.0.4$Windows_X86_64 LibreOffice_project/9a9c6381e3f7a62afc1329bd359cc48accb6435b</meta:generator>
    <meta:document-statistic meta:object-count="703"/>
  </office:meta>
</office:document-meta>
</file>